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co8" style:family="table-column">
      <style:table-column-properties fo:break-before="auto" style:column-width="80.15mm"/>
    </style:style>
    <style:style style:name="co9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</office:automatic-styles>
  <office:body>
    <office:spreadsheet>
      <table:calculation-settings table:automatic-find-labels="false"/>
      <table:table table:name="Débit é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7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8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table:formula="of:=1.7+1.7+1.7+1.7" office:value-type="float" office:value="6.8" calcext:value-type="float">
            <text:p>6,8</text:p>
          </table:table-cell>
          <table:table-cell table:number-columns-repeated="3"/>
          <table:table-cell office:value-type="string" calcext:value-type="string">
            <text:p>Option boîtier dérivation pour applique P&amp;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-3-3-3" office:value-type="float" office:value="-12" calcext:value-type="float">
            <text:p>-12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 Interrupteur double applique Est w/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simple applique Est w/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Couloir w/ plafonnier salle de jeu + Interrupteur double 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nt un 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Couloi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. Interrupteur double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Keziah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Keziah : applique + plafonnier / Socle déjà installé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1.7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1.7"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+1.7" office:value-type="float" office:value="10.4" calcext:value-type="float">
            <text:p>10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3.8+1.3" office:value-type="float" office:value="5.1" calcext:value-type="float">
            <text:p>5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3+3.5+1.7"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Cuisine Princip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sp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uloi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9+1.7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2.4+1.7+3.3+0.2+1.7+3.4+0.2+1.7+3" office:value-type="float" office:value="17.6" calcext:value-type="float">
            <text:p>17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ur interrupteurs couloir, salon, salle à manger au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ter limite couloir / couloir + inter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limite couloir / couloir partagé avec inter salle à manger et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outon poussoir salon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 ou spo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on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0.3+1.7+5.1+1.7+3.3+3+1.7+2.3+1.7" office:value-type="float" office:value="24.1" calcext:value-type="float">
            <text:p>24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inter limite couloir / couloir partagé avec inter salle à manger + inter bar partagé avec inter salle à manger + inter sud partagé avec inter salle à ma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limite couloir / couloir partagé avec inter salle à manger et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sud partagé avec inter salle à manger + exté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à mange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1.7+3+3.3+1.7+0.3+5.1+1.7" office:value-type="float" office:value="20.1" calcext:value-type="float">
            <text:p>20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+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inter limite couloir / couloir partagé avec salle à manger + inter bar partagé avec inter salle à manger + inter sud partagé avec inter salle à ma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cf. inter limite couloir / couloir partagé avec inter salle à manger et inter salo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interrupteur bar / salle à manger / couloir /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érieur Nord / Ou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5+1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Nord 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6+10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 / neutre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Nord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6+0.7+8.5+4+6" office:value-type="float" office:value="19.8" calcext:value-type="float">
            <text:p>19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5+4.5+2.5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entrée 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1+0.2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2+4.5+2.5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Ou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2+3+3.7+0.7+3" office:value-type="float" office:value="10.6" calcext:value-type="float">
            <text:p>10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5+1.7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1.8+8.5" office:value-type="float" office:value="10.3" calcext:value-type="float">
            <text:p>10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Carpor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8+0.8+4.5+0.3+1.5+0.5" office:value-type="float" office:value="8.4" calcext:value-type="float">
            <text:p>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extéri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érieur Sud / 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0.4+0.5+9.2+1.1+0.9+7.6+0.6+4.5+0.6+2+0.6+9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Est</text:p>
          </table:table-cell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partagé avec extérieur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éjà installé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Sud</text:p>
          </table:table-cell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2+2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8.5+2" office:value-type="float" office:value="10.5" calcext:value-type="float">
            <text:p>10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dont un partagé avec extérieur sud 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extérieur</text:p>
          </table:table-cell>
          <table:table-cell office:value-type="string" calcext:value-type="string">
            <text:p>Pompe de relevage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port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+1+2.5+5+2" office:value-type="float" office:value="17.5" calcext:value-type="float">
            <text:p>17,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salle de musique</text:p>
          </table:table-cell>
          <table:table-cell/>
          <table:table-cell office:value-type="string" calcext:value-type="string">
            <text:p>Gaine phase / terre / neutre</text:p>
          </table:table-cell>
          <table:table-cell/>
          <table:table-cell table:formula="of:=4+2.8+1.8+3.5+4+5+3.5+2.5+2.5" office:value-type="float" office:value="29.6" calcext:value-type="float">
            <text:p>29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5+3.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erentiel</text:p>
          </table:table-cell>
          <table:table-cell office:value-type="string" calcext:value-type="string">
            <text:p>20 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MC</text:p>
          </table:table-cell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P+T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clairage</text:p>
          </table:table-cell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cabanon</text:p>
          </table:table-cell>
          <table:table-cell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Gaine ethernet</text:p>
          </table:table-cell>
          <table:table-cell/>
          <table:table-cell table:formula="of:=2.5+2+2+2.5+2+5.1+2+9.1+2+9.1+2+5.3+1+2+7.3+2+11.2+2+9.1+2+9.1" office:value-type="float" office:value="91.3" calcext:value-type="float">
            <text:p>91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se ethern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2"/>
          <table:table-cell office:value-type="string" calcext:value-type="string">
            <text:p>Barrette phas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rrette neutr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rre ter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ébit condensé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itulé 1</text:p>
          </table:table-cell>
          <table:table-cell office:value-type="string" calcext:value-type="string">
            <text:p>Intitulé 2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aine préfilée phase / neutre / terre</text:p>
          </table:table-cell>
          <table:table-cell office:value-type="string" calcext:value-type="string">
            <text:p>Section 2,5mm²</text:p>
          </table:table-cell>
          <table:table-cell table:formula="of:=['Débit éclaté'.F4]+['Débit éclaté'.F13]+['Débit éclaté'.F18]+['Débit éclaté'.F23]+['Débit éclaté'.F29]+['Débit éclaté'.F33]+['Débit éclaté'.F38]+['Débit éclaté'.F43]+['Débit éclaté'.F47]+['Débit éclaté'.F51]+['Débit éclaté'.F56]+['Débit éclaté'.F60]+['Débit éclaté'.F64]+['Débit éclaté'.F68]+['Débit éclaté'.F71]+['Débit éclaté'.F81]+['Débit éclaté'.F86]+['Débit éclaté'.F100]+['Débit éclaté'.F109]+['Débit éclaté'.F163]+['Débit éclaté'.F165]+['Débit éclaté'.F171]+['Débit éclaté'.F173]+['Débit éclaté'.F179]+['Débit éclaté'.F181]+['Débit éclaté'.F188]+['Débit éclaté'.F198]+['Débit éclaté'.F202]+['Débit éclaté'.F208]+['Débit éclaté'.F214]+['Débit éclaté'.F220]+['Débit éclaté'.F232]+['Débit éclaté'.F244]+['Débit éclaté'.F256]+['Débit éclaté'.F263]+['Débit éclaté'.F273]+['Débit éclaté'.F282]+['Débit éclaté'.F297]+['Débit éclaté'.F291]+['Débit éclaté'.F318]+['Débit éclaté'.F320]+['Débit éclaté'.F335]" office:value-type="float" office:value="438.79" calcext:value-type="float">
            <text:p>438,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navettes / phase (2 violet / 1 noir)</text:p>
          </table:table-cell>
          <table:table-cell office:value-type="string" calcext:value-type="string">
            <text:p>Section 2.5mm²</text:p>
          </table:table-cell>
          <table:table-cell table:formula="of:=['Débit éclaté'.F111]+['Débit éclaté'.F110]+['Débit éclaté'.F190]+['Débit éclaté'.F191]+['Débit éclaté'.F266]+['Débit éclaté'.F275]+['Débit éclaté'.F321]" office:value-type="float" office:value="32.4" calcext:value-type="float">
            <text:p>32,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retour / phase (1 rouge, 1 orange)</text:p>
          </table:table-cell>
          <table:table-cell office:value-type="string" calcext:value-type="string">
            <text:p>Section 2.5mm²</text:p>
          </table:table-cell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1T08:46:05.067216328</dc:date>
    <meta:editing-duration>P2DT10H39M48S</meta:editing-duration>
    <meta:editing-cycles>326</meta:editing-cycles>
    <meta:generator>LibreOffice/5.2.6.2$Linux_X86_64 LibreOffice_project/20m0$Build-2</meta:generator>
    <meta:document-statistic meta:table-count="2" meta:cell-count="1128" meta:object-count="0"/>
  </office:meta>
</office:document-meta>
</file>